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CCESS_ROLES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role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role_name</text:p>
          </table:table-cell>
          <table:table-cell office:value-type="string" calcext:value-type="string">
            <text:p>varchar(20) NOT NULL</text:p>
          </table:table-cell>
        </table:table-row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access_level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255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 NOT NULL</text:p>
          </table:table-cell>
          <table:table-cell/>
          <table:table-cell table:style-name="ce2" office:value-type="string" calcext:value-type="string" table:number-columns-spanned="2" table:number-rows-spanned="1">
            <text:p>CARE</text:p>
          </table:table-cell>
          <table:covered-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recor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med_mor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role_id FK (ACCESS_ROLES)</text:p>
          </table:table-cell>
          <table:table-cell/>
          <table:table-cell office:value-type="string" calcext:value-type="string">
            <text:p>med_no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_nigh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ATIENT</text:p>
          </table:table-cell>
          <table:covered-table-cell/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family_code</text:p>
          </table:table-cell>
          <table:table-cell office:value-type="string" calcext:value-type="string">
            <text:p>Varchar(20)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em_fname</text:p>
          </table:table-cell>
          <table:table-cell office:value-type="string" calcext:value-type="string">
            <text:p>Varchar(50)</text:p>
          </table:table-cell>
          <table:table-cell/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_l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nt FK (EMPLOYEE)</text:p>
          </table:table-cell>
        </table:table-row>
        <table:table-row table:style-name="ro1">
          <table:table-cell office:value-type="string" calcext:value-type="string">
            <text:p>em_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office:value-type="string" calcext:value-type="string">
            <text:p>em_relation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ssion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enum (‘red’, ‘blue’, ‘green’, ‘yellow)</text:p>
          </table:table-cell>
          <table:table-cell/>
          <table:table-cell table:style-name="ce2" office:value-type="string" calcext:value-type="string" table:number-columns-spanned="2" table:number-rows-spanned="1">
            <text:p>APPOINTMENT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/>
          <table:table-cell office:value-type="string" calcext:value-type="string">
            <text:p>app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med_morn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appt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med_noon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 NOT NULL</text:p>
          </table:table-cell>
        </table:table-row>
        <table:table-row table:style-name="ro1">
          <table:table-cell office:value-type="string" calcext:value-type="string">
            <text:p>med_night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office:value-type="string" calcext:value-type="string">
            <text:p>bill_amount</text:p>
          </table:table-cell>
          <table:table-cell office:value-type="string" calcext:value-type="string">
            <text:p>int DEFAULT 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EMPLOYEE</text:p>
          </table:table-cell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int 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e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i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SCHEDUL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int 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e_by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  <table:table-cell/>
          <table:table-cell table:style-name="ce2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upervisor_i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re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blue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green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yellow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9:00:32.725845286</meta:creation-date>
    <dc:date>2025-11-12T10:35:54.671022167</dc:date>
    <meta:editing-duration>PT2H17M53S</meta:editing-duration>
    <meta:editing-cycles>18</meta:editing-cycles>
    <meta:generator>LibreOffice/7.3.7.2$Linux_X86_64 LibreOffice_project/30$Build-2</meta:generator>
    <meta:document-statistic meta:table-count="1" meta:cell-count="111" meta:object-count="0"/>
  </office:meta>
</office:document-meta>
</file>